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142684"/>
    </style:style>
    <style:style style:name="P2" style:family="paragraph" style:parent-style-name="Heading_20_3">
      <style:text-properties officeooo:rsid="00142684"/>
    </style:style>
    <style:style style:name="P3" style:family="paragraph" style:parent-style-name="Text_20_body">
      <style:text-properties officeooo:rsid="00142684" officeooo:paragraph-rsid="001453a2"/>
    </style:style>
    <style:style style:name="P4" style:family="paragraph" style:parent-style-name="Heading_20_4">
      <style:text-properties officeooo:paragraph-rsid="001453a2"/>
    </style:style>
    <style:style style:name="P5" style:family="paragraph" style:parent-style-name="Heading_20_3">
      <style:text-properties officeooo:paragraph-rsid="001453a2"/>
    </style:style>
    <style:style style:name="P6" style:family="paragraph" style:parent-style-name="Text_20_body">
      <style:paragraph-properties fo:text-align="center" style:justify-single-word="false"/>
      <style:text-properties officeooo:paragraph-rsid="001453a2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style:font-name="Liberation Serif" officeooo:paragraph-rsid="00142684"/>
    </style:style>
    <style:style style:name="P9" style:family="paragraph" style:parent-style-name="Text_20_body">
      <style:paragraph-properties fo:text-align="center" style:justify-single-word="false"/>
      <style:text-properties style:font-name="Liberation Serif" officeooo:rsid="00142684" officeooo:paragraph-rsid="00142684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paragraph-rsid="00142684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style:font-name="Liberation Serif"/>
    </style:style>
    <style:style style:name="P15" style:family="paragraph" style:parent-style-name="Text_20_body" style:list-style-name="L4">
      <style:text-properties style:font-name="Liberation Serif"/>
    </style:style>
    <style:style style:name="P16" style:family="paragraph" style:parent-style-name="Text_20_body" style:list-style-name="L4">
      <style:text-properties style:font-name="Liberation Serif" officeooo:paragraph-rsid="001453a2"/>
    </style:style>
    <style:style style:name="P17" style:family="paragraph" style:parent-style-name="Text_20_body" style:list-style-name="L5">
      <style:text-properties style:font-name="Liberation Serif"/>
    </style:style>
    <style:style style:name="P18" style:family="paragraph" style:parent-style-name="Text_20_body" style:list-style-name="L5">
      <style:text-properties style:font-name="Liberation Serif" officeooo:paragraph-rsid="001453a2"/>
    </style:style>
    <style:style style:name="P19" style:family="paragraph" style:parent-style-name="Text_20_body" style:list-style-name="L6">
      <style:text-properties style:font-name="Liberation Serif"/>
    </style:style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5">
      <style:text-properties officeooo:paragraph-rsid="00155b91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text-properties officeooo:paragraph-rsid="00155b91"/>
    </style:style>
    <style:style style:name="T1" style:family="text">
      <style:text-properties officeooo:rsid="0012ea2f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42684"/>
    </style:style>
    <style:style style:name="T4" style:family="text">
      <style:text-properties style:font-name="Liberation Serif" fo:font-style="italic" fo:font-weight="normal" officeooo:rsid="0012ea2f" style:font-style-asian="italic" style:font-weight-asian="normal" style:font-style-complex="italic" style:font-weight-complex="normal"/>
    </style:style>
    <style:style style:name="T5" style:family="text">
      <style:text-properties style:font-name="Liberation Serif" fo:font-weight="normal" officeooo:rsid="001453a2" style:font-weight-asian="normal" style:font-weight-complex="normal"/>
    </style:style>
    <style:style style:name="T6" style:family="text">
      <style:text-properties style:font-name="Liberation Serif" officeooo:rsid="001453a2"/>
    </style:style>
    <style:style style:name="T7" style:family="text">
      <style:text-properties style:font-name="Liberation Serif" officeooo:rsid="00197b2e"/>
    </style:style>
    <style:style style:name="T8" style:family="text">
      <style:text-properties style:font-name="Liberation Serif" officeooo:rsid="0020d712"/>
    </style:style>
    <style:style style:name="T9" style:family="text">
      <style:text-properties fo:color="#00a933" loext:opacity="100%" style:font-name="Liberation Serif" fo:font-weight="bold" officeooo:rsid="00155b91" style:font-weight-asian="bold" style:font-weight-complex="bold"/>
    </style:style>
    <style:style style:name="T10" style:family="text">
      <style:text-properties fo:color="#00a933" loext:opacity="100%" style:font-name="Liberation Serif" fo:font-weight="bold" officeooo:rsid="00165592" style:font-weight-asian="bold" style:font-weight-complex="bold"/>
    </style:style>
    <style:style style:name="T11" style:family="text">
      <style:text-properties fo:color="#00a933" loext:opacity="100%" style:font-name="Liberation Serif" fo:font-weight="bold" officeooo:rsid="0017c541" style:font-weight-asian="bold" style:font-weight-complex="bold"/>
    </style:style>
    <style:style style:name="T12" style:family="text">
      <style:text-properties fo:color="#00a933" loext:opacity="100%" style:font-name="Liberation Serif" fo:font-weight="bold" officeooo:rsid="0018cafa" style:font-weight-asian="bold" style:font-weight-complex="bold"/>
    </style:style>
    <style:style style:name="T13" style:family="text">
      <style:text-properties fo:color="#00a933" loext:opacity="100%" style:font-name="Liberation Serif" fo:font-weight="bold" officeooo:rsid="001d0030" style:font-weight-asian="bold" style:font-weight-complex="bold"/>
    </style:style>
    <style:style style:name="T14" style:family="text">
      <style:text-properties fo:color="#00a933" loext:opacity="100%" style:font-name="Liberation Serif" fo:font-weight="bold" officeooo:rsid="0020d712" style:font-weight-asian="bold" style:font-weight-complex="bold"/>
    </style:style>
    <style:style style:name="T15" style:family="text">
      <style:text-properties fo:color="#00a933" loext:opacity="100%" style:font-name="Liberation Serif" officeooo:rsid="00165592"/>
    </style:style>
    <style:style style:name="T16" style:family="text">
      <style:text-properties fo:color="#00a933" loext:opacity="100%" style:font-name="Liberation Serif" officeooo:rsid="0017c541"/>
    </style:style>
    <style:style style:name="T17" style:family="text">
      <style:text-properties fo:color="#00a933" loext:opacity="100%" style:font-name="Liberation Serif" officeooo:rsid="0018cafa"/>
    </style:style>
    <style:style style:name="T18" style:family="text">
      <style:text-properties fo:color="#00a933" loext:opacity="100%" style:font-name="Liberation Serif" officeooo:rsid="001ce4c7"/>
    </style:style>
    <style:style style:name="T19" style:family="text">
      <style:text-properties fo:color="#00a933" loext:opacity="100%" style:font-name="Liberation Serif" officeooo:rsid="001d0030"/>
    </style:style>
    <style:style style:name="T20" style:family="text">
      <style:text-properties fo:color="#00a933" loext:opacity="100%" style:font-name="Liberation Serif" officeooo:rsid="001eedd2"/>
    </style:style>
    <style:style style:name="T21" style:family="text">
      <style:text-properties fo:color="#00a933" loext:opacity="100%" style:font-name="Liberation Serif" officeooo:rsid="0020d712"/>
    </style:style>
    <style:style style:name="T22" style:family="text">
      <style:text-properties fo:color="#f10d0c" loext:opacity="100%" style:font-name="Liberation Serif" fo:font-weight="bold" officeooo:rsid="00155b91" style:font-weight-asian="bold" style:font-weight-complex="bold"/>
    </style:style>
    <style:style style:name="T23" style:family="text">
      <style:text-properties fo:color="#ffbf00" loext:opacity="100%" style:font-name="Liberation Serif" fo:font-weight="bold" officeooo:rsid="001ce4c7" style:font-weight-asian="bold" style:font-weight-complex="bold"/>
    </style:style>
    <style:style style:name="T24" style:family="text">
      <style:text-properties fo:color="#ffbf00" loext:opacity="100%" style:font-name="Liberation Serif" fo:font-weight="bold" officeooo:rsid="0020d712" style:font-weight-asian="bold" style:font-weight-complex="bold"/>
    </style:style>
    <style:style style:name="T25" style:family="text">
      <style:text-properties fo:color="#ffbf00" loext:opacity="100%" style:font-name="Liberation Serif" officeooo:rsid="001ce4c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The Vessel Below</text:span></text:span></text:p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>Contexte et but du projet</text:span></text:span></text:h>
      <text:p text:style-name="Text_20_body"><text:span text:style-name="T2">Ce projet est né en début d’année, au moment où j’ai découvert un fort intérêt pour la création de jeux vidéo. L’objectif est donc d’utiliser le moteur de jeu </text:span><text:span text:style-name="Strong_20_Emphasis"><text:span text:style-name="T2">Godot</text:span></text:span><text:span text:style-name="T2"> afin d’apprendre son fonctionnement et d’acquérir les bases essentielles du développement vidéoludique. Ce projet a pour finalité la réalisation d’un </text:span><text:span text:style-name="Strong_20_Emphasis"><text:span text:style-name="T2">premier jeu vidéo</text:span></text:span><text:span text:style-name="T2">, permettant de mettre en pratique mes compétences techniques, créatives et organisationnelles.</text:span></text:p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>Porteur(s) du projet</text:span></text:span></text:h>
      <text:p text:style-name="Text_20_body"><text:span text:style-name="T2">Le projet est réalisé </text:span><text:span text:style-name="Strong_20_Emphasis"><text:span text:style-name="T2">individuellement, </text:span></text:span><text:span text:style-name="Strong_20_Emphasis"><text:span text:style-name="T4">Noa Gonzalez Gomez</text:span></text:span><text:span text:style-name="T2">.<text:line-break/>Aucun partenaire externe n’est associé à ce projet pour le moment.</text:span></text:p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>Objectif fonctionnel</text:span></text:span></text:h>
      <text:p text:style-name="P7">Les fonctionnalités majeures du projet sont listées sous forme de récits utilisateurs :</text:p>
      <text:list text:style-name="L1">
        <text:list-item>
          <text:p text:style-name="P10"><text:span text:style-name="T2">En tant que </text:span><text:span text:style-name="Strong_20_Emphasis"><text:span text:style-name="T2">joueur</text:span></text:span><text:span text:style-name="T2">, je veux voir un </text:span><text:span text:style-name="Strong_20_Emphasis"><text:span text:style-name="T2">écran de menu</text:span></text:span><text:span text:style-name="T2"> pour pouvoir démarrer une nouvelle partie, “peut être” charger une partie existante, modifier des options telles que le volume, la taille de la fenêtre, entre autres ou quitter le jeu.</text:span></text:p>
        </text:list-item>
        <text:list-item>
          <text:p text:style-name="P10"><text:span text:style-name="T2">En tant que </text:span><text:span text:style-name="Strong_20_Emphasis"><text:span text:style-name="T2">joueur</text:span></text:span><text:span text:style-name="T2">, je veux pouvoir </text:span><text:span text:style-name="Strong_20_Emphasis"><text:span text:style-name="T2">me déplacer avec un pointer-cliquer</text:span></text:span><text:span text:style-name="T2"> afin d'explorer le monde du jeu.</text:span></text:p>
        </text:list-item>
        <text:list-item>
          <text:p text:style-name="P10"><text:span text:style-name="T2">En tant que </text:span><text:span text:style-name="Strong_20_Emphasis"><text:span text:style-name="T2">joueur</text:span></text:span><text:span text:style-name="T2">, je veux voir des </text:span><text:span text:style-name="Strong_20_Emphasis"><text:span text:style-name="T2">assets visuels et sonores</text:span></text:span><text:span text:style-name="T2"> pour rendre l’expérience immersive.</text:span></text:p>
        </text:list-item>
        <text:list-item>
          <text:p text:style-name="P10"><text:span text:style-name="T2">En tant que </text:span><text:span text:style-name="Strong_20_Emphasis"><text:span text:style-name="T2">joueur</text:span></text:span><text:span text:style-name="T2">, je veux avoir accès à un </text:span><text:span text:style-name="Strong_20_Emphasis"><text:span text:style-name="T2">inventaire simple</text:span></text:span><text:span text:style-name="T2"> afin de ramasser et utiliser des objets.</text:span></text:p>
        </text:list-item>
        <text:list-item>
          <text:p text:style-name="P10"><text:span text:style-name="T2">En tant que </text:span><text:span text:style-name="Strong_20_Emphasis"><text:span text:style-name="T2">joueur</text:span></text:span><text:span text:style-name="T2">, je veux interagir avec des </text:span><text:span text:style-name="Strong_20_Emphasis"><text:span text:style-name="T2">PNJ via des dialogues</text:span></text:span><text:span text:style-name="T2"> pour comprendre l’histoire.</text:span></text:p>
        </text:list-item>
        <text:list-item>
          <text:p text:style-name="P10"><text:span text:style-name="T2">En tant que </text:span><text:span text:style-name="Strong_20_Emphasis"><text:span text:style-name="T2">joueur</text:span></text:span><text:span text:style-name="T2">, je veux suivre une </text:span><text:span text:style-name="Strong_20_Emphasis"><text:span text:style-name="T2">petite trame narrative</text:span></text:span><text:span text:style-name="T2"> pour donner un objectif à l'exploration.</text:span></text:p>
        </text:list-item>
        <text:list-item>
          <text:p text:style-name="P10"><text:span text:style-name="T2">En tant que </text:span><text:span text:style-name="Strong_20_Emphasis"><text:span text:style-name="T2">développeur</text:span></text:span><text:span text:style-name="T2">, je veux organiser mon code de manière modulaire pour pouvoir facilement ajouter de nouvelles fonctionnalités.</text:span></text:p>
        </text:list-item>
        <text:list-item>
          <text:p text:style-name="P11"><text:span text:style-name="T2">En tant que </text:span><text:span text:style-name="Strong_20_Emphasis"><text:span text:style-name="T2">développeur</text:span></text:span><text:span text:style-name="T2">, je veux comprendre comment fonctionne le moteur Godot (scènes, noeuds, scripts) afin d’être autonome sur d’autres projets.</text:span></text:p>
        </text:list-item>
      </text:list>
      <text:p text:style-name="P8"/>
      <text:p text:style-name="P9">1</text:p>
      <text:h text:style-name="Heading_20_4" text:outline-level="4"><text:soft-page-break/><text:span text:style-name="Strong_20_Emphasis"><text:span text:style-name="T2"/></text:span></text:h>
      <text:h text:style-name="Heading_20_4" text:outline-level="4"><text:span text:style-name="Strong_20_Emphasis"><text:span text:style-name="T2">Environnement technique / technologique</text:span></text:span></text:h>
      <text:list text:style-name="L2">
        <text:list-item>
          <text:p text:style-name="P12"><text:span text:style-name="Strong_20_Emphasis"><text:span text:style-name="T2">Moteur de jeu</text:span></text:span><text:span text:style-name="T2">: Godot Engine</text:span></text:p>
        </text:list-item>
        <text:list-item>
          <text:p text:style-name="P12"><text:span text:style-name="Strong_20_Emphasis"><text:span text:style-name="T2">Système d’exploitation</text:span></text:span><text:span text:style-name="T2">: Ubuntu Linux</text:span></text:p>
        </text:list-item>
        <text:list-item>
          <text:p text:style-name="P12"><text:span text:style-name="Strong_20_Emphasis"><text:span text:style-name="T2">Langage de script</text:span></text:span><text:span text:style-name="T2">: GDScript</text:span></text:p>
        </text:list-item>
        <text:list-item>
          <text:p text:style-name="P12"><text:span text:style-name="Strong_20_Emphasis"><text:span text:style-name="T2">Assets</text:span></text:span><text:span text:style-name="T2">: Création personnelle ou ressources libres de droit (OpenGameArt, Kenney, etc.)</text:span></text:p>
        </text:list-item>
        <text:list-item>
          <text:p text:style-name="P12"><text:span text:style-name="Strong_20_Emphasis"><text:span text:style-name="T2">Contrôle de version</text:span></text:span><text:span text:style-name="T2">: Git (optionnel)</text:span></text:p>
        </text:list-item>
        <text:list-item>
          <text:p text:style-name="P12"><text:span text:style-name="Strong_20_Emphasis"><text:span text:style-name="T2">Éditeur de code</text:span></text:span><text:span text:style-name="T2">: </text:span><text:span text:style-name="T7">I</text:span><text:span text:style-name="T2">ntégré dans Godot</text:span></text:p>
        </text:list-item>
      </text:list>
      <text:h text:style-name="Heading_20_4" text:outline-level="4"><text:span text:style-name="Strong_20_Emphasis"><text:span text:style-name="T2"/></text:span></text:h>
      <text:h text:style-name="Heading_20_4" text:outline-level="4"><text:span text:style-name="Strong_20_Emphasis"><text:span text:style-name="T2">Description du livrable</text:span></text:span></text:h>
      <text:p text:style-name="P7">Le livrable final comprendra :</text:p>
      <text:list text:style-name="L3">
        <text:list-item>
          <text:p text:style-name="P13"><text:span text:style-name="T2">Un </text:span><text:span text:style-name="Strong_20_Emphasis"><text:span text:style-name="T2">exécutable du jeu</text:span></text:span><text:span text:style-name="T2"> jouable sur Linux (voire Windows si exporté)</text:span></text:p>
        </text:list-item>
        <text:list-item>
          <text:p text:style-name="P13"><text:span text:style-name="T2">Le </text:span><text:span text:style-name="Strong_20_Emphasis"><text:span text:style-name="T2">projet source Godot</text:span></text:span><text:span text:style-name="T2"> complet</text:span></text:p>
        </text:list-item>
        <text:list-item>
          <text:p text:style-name="P13"><text:span text:style-name="T2">Un </text:span><text:span text:style-name="Strong_20_Emphasis"><text:span text:style-name="T2">dossier de documentation</text:span></text:span><text:span text:style-name="T2"> contenant:</text:span></text:p>
          <text:list>
            <text:list-item>
              <text:p text:style-name="P14">Une présentation du jeu</text:p>
            </text:list-item>
            <text:list-item>
              <text:p text:style-name="P14">Un manuel utilisateur</text:p>
            </text:list-item>
            <text:list-item>
              <text:p text:style-name="P14">Une fiche technique résumant les choix technologiques</text:p>
            </text:list-item>
            <text:list-item>
              <text:p text:style-name="P14">Les étapes de développement <text:span text:style-name="T1">(Trello et Github)</text:span></text:p>
            </text:list-item>
          </text:list>
        </text:list-item>
        <text:list-item>
          <text:p text:style-name="P13"><text:span text:style-name="T2">Des </text:span><text:span text:style-name="Strong_20_Emphasis"><text:span text:style-name="T2">assets</text:span></text:span><text:span text:style-name="T2"> (images, sons, musiques) intégrés au projet</text:span></text:p>
        </text:list-item>
        <text:list-item>
          <text:p text:style-name="P13"><text:span text:style-name="T2">Un </text:span><text:span text:style-name="Strong_20_Emphasis"><text:span text:style-name="T2">changelog</text:span></text:span><text:span text:style-name="T2"> retraçant les évolutions du jeu</text:span></text:p>
        </text:list-item>
      </text:list>
      <text:p text:style-name="P7">Niveau de finition: <text:span text:style-name="T1">L</text:span>e projet sera jouable, avec un début, un objectif clair. La documentation sera claire et à jour.</text:p>
      <text:h text:style-name="Heading_20_4" text:outline-level="4"><text:span text:style-name="Strong_20_Emphasis"><text:span text:style-name="T2"/></text:span></text:h>
      <text:p text:style-name="P7"/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P6"><text:span text:style-name="Strong_20_Emphasis"><text:span text:style-name="T5">2</text:span></text:span></text:p>
      <text:h text:style-name="P4" text:outline-level="4"><text:soft-page-break/><text:span text:style-name="Strong_20_Emphasis">Organisation et temporalité</text:span></text:h>
      <text:p text:style-name="P3"><text:span text:style-name="Strong_20_Emphasis"><text:span text:style-name="T2">Le projet se déroulera sur 3 semaines (lundi au vendredi - </text:span></text:span><text:span text:style-name="Strong_20_Emphasis"><text:span text:style-name="T6">105h</text:span></text:span><text:span text:style-name="Strong_20_Emphasis"><text:span text:style-name="T2">), selon les étapes suivantes:</text:span></text:span></text:p>
      <text:h text:style-name="P2" text:outline-level="3"><text:span text:style-name="Strong_20_Emphasis"><text:span text:style-name="T2"/></text:span></text:h>
      <text:h text:style-name="P2" text:outline-level="3"><text:span text:style-name="Strong_20_Emphasis"><text:span text:style-name="T2">Semaine 1 : Découverte et préparation (35h)</text:span></text:span></text:h>
      <text:list text:style-name="L4">
        <text:list-item>
          <text:p text:style-name="P20"><text:span text:style-name="Strong_20_Emphasis"><text:span text:style-name="T2">Heures 0–6</text:span></text:span><text:span text:style-name="T2"> : </text:span><text:span text:style-name="Emphasis"><text:span text:style-name="T2">Prise en main de Godot → </text:span></text:span><text:span text:style-name="Emphasis"><text:span text:style-name="T9">DONE</text:span></text:span></text:p>
          <text:list>
            <text:list-item>
              <text:p text:style-name="P15">Tutoriels de base</text:p>
            </text:list-item>
            <text:list-item>
              <text:p text:style-name="P15">Création d’un projet test</text:p>
            </text:list-item>
          </text:list>
        </text:list-item>
        <text:list-item>
          <text:p text:style-name="P20"><text:span text:style-name="Strong_20_Emphasis"><text:span text:style-name="T2">Heures 6–10</text:span></text:span><text:span text:style-name="T2"> : </text:span><text:span text:style-name="Emphasis"><text:span text:style-name="T2">Réflexion sur le scénario → </text:span></text:span><text:span text:style-name="Emphasis"><text:span text:style-name="T9">DONE</text:span></text:span></text:p>
          <text:list>
            <text:list-item>
              <text:p text:style-name="P15">Univers, ambiance, inspirations (Amnesia: The Bunker)</text:p>
            </text:list-item>
            <text:list-item>
              <text:p text:style-name="P15">Game Design Document (GDD) version 1</text:p>
            </text:list-item>
          </text:list>
        </text:list-item>
        <text:list-item>
          <text:p text:style-name="P20"><text:span text:style-name="Strong_20_Emphasis"><text:span text:style-name="T2">Heures 10–18</text:span></text:span><text:span text:style-name="T2"> : </text:span><text:span text:style-name="Emphasis"><text:span text:style-name="T2">Création de la scène de base → </text:span></text:span><text:span text:style-name="Emphasis"><text:span text:style-name="T16">D</text:span></text:span><text:span text:style-name="Emphasis"><text:span text:style-name="T11">ONE</text:span></text:span></text:p>
          <text:list>
            <text:list-item>
              <text:p text:style-name="P15">Menu principal, scène vide, premier personnage</text:p>
            </text:list-item>
          </text:list>
        </text:list-item>
        <text:list-item>
          <text:p text:style-name="P20"><text:span text:style-name="Strong_20_Emphasis"><text:span text:style-name="T2">Heures 18–26</text:span></text:span><text:span text:style-name="T2"> : </text:span><text:span text:style-name="Emphasis"><text:span text:style-name="T2">Création d’assets visuels &amp; sonores simples → </text:span></text:span><text:span text:style-name="Emphasis"><text:span text:style-name="T15">D</text:span></text:span><text:span text:style-name="Emphasis"><text:span text:style-name="T10">ONE</text:span></text:span></text:p>
          <text:list>
            <text:list-item>
              <text:p text:style-name="P15">Ajout d’ambiance sonore de base</text:p>
            </text:list-item>
            <text:list-item>
              <text:p text:style-name="P15">Création ou récupération d’assets gratuits</text:p>
            </text:list-item>
          </text:list>
        </text:list-item>
        <text:list-item>
          <text:p text:style-name="P20"><text:span text:style-name="Strong_20_Emphasis"><text:span text:style-name="T2">Heures 26–35</text:span></text:span><text:span text:style-name="T2"> : </text:span><text:span text:style-name="Emphasis"><text:span text:style-name="T2">Planification avancée &amp; préparation Trello / Git →</text:span></text:span><text:span text:style-name="Emphasis"><text:span text:style-name="T16">D</text:span></text:span><text:span text:style-name="Emphasis"><text:span text:style-name="T11">ONE</text:span></text:span></text:p>
          <text:list>
            <text:list-item>
              <text:p text:style-name="P15">Mise en place d’un Trello organisé</text:p>
            </text:list-item>
            <text:list-item>
              <text:p text:style-name="P15">Versionnage Git</text:p>
            </text:list-item>
            <text:list-item>
              <text:p text:style-name="P16">Planification plus fine de la semaine suivante</text:p>
            </text:list-item>
          </text:list>
        </text:list-item>
      </text:list>
      <text:h text:style-name="Heading_20_3" text:outline-level="3"><text:span text:style-name="Strong_20_Emphasis"><text:span text:style-name="T2">Semaine 2 : Mécaniques de jeu (35h)</text:span></text:span></text:h>
      <text:list text:style-name="L5">
        <text:list-item>
          <text:p text:style-name="P21"><text:span text:style-name="Strong_20_Emphasis"><text:span text:style-name="T2">Heures 35–41</text:span></text:span><text:span text:style-name="T2"> : </text:span><text:span text:style-name="Emphasis"><text:span text:style-name="T2">Déplacements et caméra → </text:span></text:span><text:span text:style-name="Emphasis"><text:span text:style-name="T17">D</text:span></text:span><text:span text:style-name="Emphasis"><text:span text:style-name="T12">ONE</text:span></text:span></text:p>
          <text:list>
            <text:list-item>
              <text:p text:style-name="P17">Déplacements du personnage</text:p>
            </text:list-item>
            <text:list-item>
              <text:p text:style-name="P17">Gestion de la caméra suiveuse</text:p>
            </text:list-item>
          </text:list>
        </text:list-item>
        <text:list-item>
          <text:p text:style-name="P22"><text:span text:style-name="Strong_20_Emphasis"><text:span text:style-name="T2">Heures 41–47</text:span></text:span><text:span text:style-name="T2"> : </text:span><text:span text:style-name="Emphasis"><text:span text:style-name="T2">Collisions et interactions simples → </text:span></text:span><text:span text:style-name="Emphasis"><text:span text:style-name="T20">DONE</text:span></text:span></text:p>
          <text:list>
            <text:list-item>
              <text:p text:style-name="P17">Ramasser des objets, déclencher événements</text:p>
            </text:list-item>
          </text:list>
        </text:list-item>
        <text:list-item>
          <text:p text:style-name="P22"><text:span text:style-name="Strong_20_Emphasis"><text:span text:style-name="T2">Heures 47–53</text:span></text:span><text:span text:style-name="T2"> : </text:span><text:span text:style-name="Emphasis"><text:span text:style-name="T2">Système d’inventaire basique →</text:span></text:span><text:span text:style-name="Emphasis"><text:span text:style-name="T21">D</text:span></text:span><text:span text:style-name="Emphasis"><text:span text:style-name="T14">ONE</text:span></text:span></text:p>
          <text:list>
            <text:list-item>
              <text:p text:style-name="P17">Affichage, collecte d’objets</text:p>
            </text:list-item>
          </text:list>
        </text:list-item>
        <text:list-item>
          <text:p text:style-name="P22"><text:span text:style-name="Strong_20_Emphasis"><text:span text:style-name="T2">Heures 53–59</text:span></text:span><text:span text:style-name="T2"> : </text:span><text:span text:style-name="Emphasis"><text:span text:style-name="T2">Système de dialogues &amp; PNJ → </text:span></text:span><text:span text:style-name="Emphasis"><text:span text:style-name="T16">D</text:span></text:span><text:span text:style-name="Emphasis"><text:span text:style-name="T11">ONE</text:span></text:span></text:p>
          <text:list>
            <text:list-item>
              <text:p text:style-name="P17">Bulles de texte, choix de réponse</text:p>
            </text:list-item>
            <text:list-item>
              <text:p text:style-name="P17">Première scène narrative</text:p>
            </text:list-item>
          </text:list>
        </text:list-item>
      </text:list>
      <text:p text:style-name="P6"><text:span text:style-name="Source_20_Text"><text:span text:style-name="T6">3</text:span></text:span></text:p>
      <text:list text:continue-numbering="true" text:style-name="L5">
        <text:list-item>
          <text:p text:style-name="P22"><text:soft-page-break/><text:span text:style-name="Strong_20_Emphasis"><text:span text:style-name="T2">Heures 59–65</text:span></text:span><text:span text:style-name="T2"> : </text:span><text:span text:style-name="Emphasis"><text:span text:style-name="T2">Ajout de contenu scénaristique + tests → </text:span></text:span><text:span text:style-name="Emphasis"><text:span text:style-name="T16">D</text:span></text:span><text:span text:style-name="Emphasis"><text:span text:style-name="T11">ONE</text:span></text:span></text:p>
          <text:list>
            <text:list-item>
              <text:p text:style-name="P17">Début de l'histoire implémentée</text:p>
            </text:list-item>
            <text:list-item>
              <text:p text:style-name="P18">Vérification des mécaniques déjà faites</text:p>
            </text:list-item>
          </text:list>
        </text:list-item>
        <text:list-item>
          <text:p text:style-name="P22"><text:span text:style-name="Strong_20_Emphasis"><text:span text:style-name="T2">Heures 65–70</text:span></text:span><text:span text:style-name="T2"> : </text:span><text:span text:style-name="Emphasis"><text:span text:style-name="T2">Scripting d’événements spéciaux → </text:span></text:span><text:span text:style-name="Emphasis"><text:span text:style-name="T19">D</text:span></text:span><text:span text:style-name="Emphasis"><text:span text:style-name="T13">ONE</text:span></text:span></text:p>
          <text:list>
            <text:list-item>
              <text:p text:style-name="P18">Événements déclenchés (ex. : bruit soudain, porte qui se ferme)</text:p>
            </text:list-item>
          </text:list>
        </text:list-item>
      </text:list>
      <text:h text:style-name="P5" text:outline-level="3"><text:span text:style-name="Strong_20_Emphasis"><text:span text:style-name="T2">Semaine 3 : Finalisation et amélioration (35h) </text:span></text:span></text:h>
      <text:list text:style-name="L6">
        <text:list-item>
          <text:p text:style-name="P24"><text:span text:style-name="Strong_20_Emphasis"><text:span text:style-name="T2">Heures 70–76</text:span></text:span><text:span text:style-name="T2"> : </text:span><text:span text:style-name="Emphasis"><text:span text:style-name="T2">UI/UX avancée → </text:span></text:span><text:span text:style-name="Emphasis"><text:span text:style-name="T18">DONE</text:span></text:span></text:p>
          <text:list>
            <text:list-item>
              <text:p text:style-name="P19">Transitions, effets visuels</text:p>
            </text:list-item>
            <text:list-item>
              <text:p text:style-name="P19">Retouches du menu et de l’inventaire</text:p>
            </text:list-item>
          </text:list>
        </text:list-item>
        <text:list-item>
          <text:p text:style-name="P24"><text:span text:style-name="Strong_20_Emphasis"><text:span text:style-name="T2">Heures 76–82</text:span></text:span><text:span text:style-name="T2"> : </text:span><text:span text:style-name="Emphasis"><text:span text:style-name="T2">Ajout de contenu additionnel → </text:span></text:span><text:span text:style-name="Emphasis"><text:span text:style-name="T17">D</text:span></text:span><text:span text:style-name="Emphasis"><text:span text:style-name="T12">ONE</text:span></text:span></text:p>
          <text:list>
            <text:list-item>
              <text:p text:style-name="P19">Nouvelle pièce, objets interactifs</text:p>
            </text:list-item>
            <text:list-item>
              <text:p text:style-name="P19">Sons d’ambiance supplémentaires</text:p>
            </text:list-item>
          </text:list>
        </text:list-item>
        <text:list-item>
          <text:p text:style-name="P24"><text:span text:style-name="Strong_20_Emphasis"><text:span text:style-name="T2">Heures 82–88</text:span></text:span><text:span text:style-name="T2"> : </text:span><text:span text:style-name="Emphasis"><text:span text:style-name="T2">Débogage approfondi et équilibrage → </text:span></text:span><text:span text:style-name="Emphasis"><text:span text:style-name="T17">D</text:span></text:span><text:span text:style-name="Emphasis"><text:span text:style-name="T12">ONE</text:span></text:span></text:p>
          <text:list>
            <text:list-item>
              <text:p text:style-name="P19">Tests en profondeur</text:p>
            </text:list-item>
            <text:list-item>
              <text:p text:style-name="P19">Ajustements de vitesse, collisions, réactivité</text:p>
            </text:list-item>
          </text:list>
        </text:list-item>
        <text:list-item>
          <text:p text:style-name="P24"><text:span text:style-name="Strong_20_Emphasis"><text:span text:style-name="T2">Heures 88–93</text:span></text:span><text:span text:style-name="T2"> : </text:span><text:span text:style-name="Emphasis"><text:span text:style-name="T2">Documentation complète → </text:span></text:span><text:span text:style-name="Emphasis"><text:span text:style-name="T22">NOT YET</text:span></text:span></text:p>
          <text:list>
            <text:list-item>
              <text:p text:style-name="P19">Fichier README + organisation du projet</text:p>
            </text:list-item>
            <text:list-item>
              <text:p text:style-name="P19">Tutoriel pour jouer</text:p>
            </text:list-item>
          </text:list>
        </text:list-item>
        <text:list-item>
          <text:p text:style-name="P24"><text:span text:style-name="Strong_20_Emphasis"><text:span text:style-name="T2">Heures 93–100</text:span></text:span><text:span text:style-name="T2"> : </text:span><text:span text:style-name="Emphasis"><text:span text:style-name="T2">Création d’une mini bande-annonce ou teaser → </text:span></text:span><text:span text:style-name="Emphasis"><text:span text:style-name="T22">NOT YET</text:span></text:span></text:p>
          <text:list>
            <text:list-item>
              <text:p text:style-name="P19">Captures vidéo ou screenshots</text:p>
            </text:list-item>
            <text:list-item>
              <text:p text:style-name="P19">Musique, montage simple</text:p>
            </text:list-item>
          </text:list>
        </text:list-item>
        <text:list-item>
          <text:p text:style-name="P24"><text:span text:style-name="Strong_20_Emphasis"><text:span text:style-name="T2">Heures 100–105</text:span></text:span><text:span text:style-name="T2"> : </text:span><text:span text:style-name="Emphasis"><text:span text:style-name="T2">Livraison et préparation à la présentation → </text:span></text:span><text:span text:style-name="Emphasis"><text:span text:style-name="T22">NOT YET</text:span></text:span></text:p>
          <text:list>
            <text:list-item>
              <text:p text:style-name="P19">Nettoyage du code</text:p>
            </text:list-item>
            <text:list-item>
              <text:p text:style-name="P19">Export Godot (Windows/Linux)</text:p>
            </text:list-item>
            <text:list-item>
              <text:p text:style-name="P23"><text:span text:style-name="T2">Préparation à l’oral (</text:span><text:span text:style-name="T6">D</text:span><text:span text:style-name="T2">émo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20:05:11.274247242</meta:creation-date>
    <dc:date>2025-06-16T15:40:48.115663020</dc:date>
    <meta:editing-duration>P1DT5H40M47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4" meta:paragraph-count="91" meta:word-count="838" meta:character-count="4832" meta:non-whitespace-character-count="4173"/>
  </office:meta>
</office:document-meta>
</file>